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3.0016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2.80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="Fira Mono"/>
    </style:style>
    <style:style style:name="ce4" style:family="table-cell" style:parent-style-name="Default">
      <style:text-properties style:font-name="Fira Mono"/>
    </style:style>
    <style:style style:name="ce12" style:family="table-cell" style:parent-style-name="Default">
      <style:table-cell-properties fo:wrap-option="wrap" style:vertical-align="middle"/>
      <style:text-properties style:font-name="Fira Mono"/>
    </style:style>
    <style:style style:name="ce5" style:family="table-cell" style:parent-style-name="Default">
      <style:table-cell-properties fo:wrap-option="wrap"/>
      <style:text-properties style:font-name="Fira Mono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  <style:map style:condition="cell-content()=&quot;PASS&quot;" style:apply-style-name="Good" style:base-cell-address="Sheet1.G2"/>
      <style:map style:condition="cell-content()=&quot;FAIL&quot;" style:apply-style-name="Error" style:base-cell-address="Sheet1.G2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Sheet1.G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2" table:default-cell-style-name="ce5"/>
        <table:table-column table:style-name="co6" table:default-cell-style-name="ce15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1" office:value-type="string" calcext:value-type="string">
            <text:p>API ENDPOINT</text:p>
          </table:table-cell>
          <table:table-cell table:style-name="ce1" office:value-type="string" calcext:value-type="string">
            <text:p>TEST CASE</text:p>
          </table:table-cell>
          <table:table-cell table:style-name="ce11" office:value-type="string" calcext:value-type="string">
            <text:p>INPUT / PAYLOAD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SULT</text:p>
          </table:table-cell>
          <table:table-cell table:style-name="ce11" office:value-type="string" calcext:value-type="string">
            <text:p>PASS / FAIL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cre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upd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new department is created</text:p>
          </table:table-cell>
          <table:table-cell table:style-name="ce10"/>
          <table:table-cell table:style-name="ce12" office:value-type="string" calcext:value-type="string">
            <text:p>if department does not exist yet populate “created_on” but leave “updated_on” as null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existing department is updated</text:p>
          </table:table-cell>
          <table:table-cell table:style-name="ce10"/>
          <table:table-cell table:style-name="ce12" office:value-type="string" calcext:value-type="string">
            <text:p>if department already exists and the transaction is an update, “created_on” remains the same and “updated_on” becomes current datetime of the transaction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/>
          <table:table-cell table:style-name="ce14" table:content-validation-name="val1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already enrolled into a course</text:p>
          </table:table-cell>
          <table:table-cell table:style-name="ce10"/>
          <table:table-cell table:style-name="ce12" office:value-type="string" calcext:value-type="string">
            <text:p>reject student enrollment with an error message detailing that student is already enrolled in a different cours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not enrolled to a course yet</text:p>
          </table:table-cell>
          <table:table-cell table:style-name="ce10"/>
          <table:table-cell table:style-name="ce12" office:value-type="string" calcext:value-type="string">
            <text:p>student should be able to successfully enroll to the cours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teacher attempts to enroll into a course</text:p>
          </table:table-cell>
          <table:table-cell table:style-name="ce10"/>
          <table:table-cell table:style-name="ce12" office:value-type="string" calcext:value-type="string">
            <text:p>reject enrollment with an error regarding invalid account_typ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parent attempts to enroll into a course</text:p>
          </table:table-cell>
          <table:table-cell table:style-name="ce10"/>
          <table:table-cell table:style-name="ce12" office:value-type="string" calcext:value-type="string">
            <text:p>reject enrollment with an error regarding invalid account_typ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missing required field (user_id, account_type, schedule_id)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user not enrolled to course that subject is under</text:p>
          </table:table-cell>
          <table:table-cell table:style-name="ce10"/>
          <table:table-cell table:style-name="ce12" office:value-type="string" calcext:value-type="string">
            <text:p>reject enrollment with an error message regarding subject not belonging to that cours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user enrolled to valid course-subject combination</text:p>
          </table:table-cell>
          <table:table-cell table:style-name="ce10"/>
          <table:table-cell table:style-name="ce12" office:value-type="string" calcext:value-type="string">
            <text:p>user should be able to successfully enroll to the subject</text:p>
          </table:table-cell>
          <table:table-cell table:style-name="ce12"/>
          <table:table-cell table:style-name="ce14" table:content-validation-name="val1"/>
        </table:table-row>
        <table:table-row table:style-name="ro6"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6" calcext:value-type="float">
            <text:p>1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3" calcext:value-type="float">
            <text:p>23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4" calcext:value-type="float">
            <text:p>2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5" calcext:value-type="float">
            <text:p>2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 table:number-rows-repeated="1048546">
          <table:table-cell table:number-columns-repeated="7"/>
        </table:table-row>
        <table:table-row table:style-name="ro6">
          <table:table-cell table:number-columns-repeated="7"/>
        </table:table-row>
        <calcext:conditional-formats>
          <calcext:conditional-format calcext:target-range-address="Sheet1.G2:Sheet1.G29">
            <calcext:condition calcext:apply-style-name="Good" calcext:value="=&quot;PASS&quot;" calcext:base-cell-address="Sheet1.G2"/>
            <calcext:condition calcext:apply-style-name="Error" calcext:value="=&quot;FAIL&quot;" calcext:base-cell-address="Sheet1.G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G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01:14.622350173</meta:creation-date>
    <dc:date>2024-08-06T01:34:00.767760137</dc:date>
    <meta:editing-duration>P1DT21H45M40S</meta:editing-duration>
    <meta:editing-cycles>6</meta:editing-cycles>
    <meta:generator>LibreOffice/7.3.7.2$Linux_X86_64 LibreOffice_project/30$Build-2</meta:generator>
    <meta:document-statistic meta:table-count="1" meta:cell-count="78" meta:object-count="0"/>
  </office:meta>
</office:document-meta>
</file>